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9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>
            <text:p>ResSoc</text:p>
          </table:table-cell>
          <table:table-cell table:style-name="ce12" table:number-columns-repeated="6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table:number-columns-repeated="27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93" office:value-type="string" calcext:value-type="string">
            <text:p>effet rabbit hole</text:p>
          </table:table-cell>
          <table:table-cell table:style-name="ce93" office:value-type="string" calcext:value-type="string">
            <text:p>Fake news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4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9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9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7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9" office:value-type="string" calcext:value-type="string">
            <text:p>tri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7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table:number-columns-repeated="41"/>
          <table:table-cell table:style-name="ce84" table:number-columns-repeated="40"/>
          <table:table-cell table:style-name="ce88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table:number-columns-repeated="17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table:number-columns-repeated="15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table:number-columns-repeated="9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table:number-columns-repeated="28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22:52.11377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16T14:33:44.259864809</dc:date>
    <meta:editing-duration>P317DT8H25M42S</meta:editing-duration>
    <meta:editing-cycles>1116</meta:editing-cycles>
    <meta:generator>LibreOffice/6.1.5.2$Linux_X86_64 LibreOffice_project/10$Build-2</meta:generator>
    <meta:document-statistic meta:table-count="3" meta:cell-count="936" meta:object-count="0"/>
  </office:meta>
</office:document-meta>
</file>